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4.766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21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4.039cm"/>
    </style:style>
    <style:style style:name="co9" style:family="table-column">
      <style:table-column-properties fo:break-before="auto" style:column-width="3.8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ext-properties fo:color="#2e3436" style:text-outline="false" style:text-line-through-style="none" style:text-line-through-type="none" style:font-name="Liberation Sans1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5.5pt" style:language-asian="zh" style:country-asian="CN" style:font-style-asian="normal" style:font-weight-asian="normal" style:font-name-complex="Liberation San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T1" style:family="text">
      <style:text-properties fo:color="#2e3436" style:font-name="Liberation Sans1" fo:font-size="5.5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5.5pt" style:font-size-complex="5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Pi: {'I': 0.2989385124807328, 'M': 0.4841755073066416, 'D': 0.21688598021262553}</text:p>
          </table:table-cell>
          <table:table-cell table:number-columns-repeated="7"/>
          <table:table-cell table:style-name="ce5" office:value-type="string" calcext:value-type="string">
            <text:p><text:span text:style-name="T1">0.2989385124807328</text:span>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23917710072938" calcext:value-type="float">
            <text:p>0,423917710072938</text:p>
          </table:table-cell>
          <table:table-cell table:style-name="ce1" office:value-type="string" calcext:value-type="string">
            <text:p>M</text:p>
          </table:table-cell>
          <table:table-cell office:value-type="float" office:value="0.379992177095144" calcext:value-type="float">
            <text:p>0,379992177095144</text:p>
          </table:table-cell>
          <table:table-cell table:style-name="ce1" office:value-type="string" calcext:value-type="string">
            <text:p>D</text:p>
          </table:table-cell>
          <table:table-cell office:value-type="float" office:value="0.196090112831918" calcext:value-type="float">
            <text:p>0,196090112831918</text:p>
          </table:table-cell>
          <table:table-cell/>
          <table:table-cell office:value-type="string" calcext:value-type="string">
            <text:p>D0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118390552976549" calcext:value-type="float">
            <text:p>0,118390552976549</text:p>
          </table:table-cell>
          <table:table-cell table:style-name="ce1" office:value-type="string" calcext:value-type="string">
            <text:p>M</text:p>
          </table:table-cell>
          <table:table-cell office:value-type="float" office:value="0.204666010818519" calcext:value-type="float">
            <text:p>0,204666010818519</text:p>
          </table:table-cell>
          <table:table-cell table:style-name="ce1" office:value-type="string" calcext:value-type="string">
            <text:p>D</text:p>
          </table:table-cell>
          <table:table-cell office:value-type="float" office:value="0.676943436204932" calcext:value-type="float">
            <text:p>0,676943436204932</text:p>
          </table:table-cell>
          <table:table-cell/>
          <table:table-cell office:value-type="string" calcext:value-type="string">
            <text:p>M0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0300104218030302" calcext:value-type="float">
            <text:p>0,0300104218030302</text:p>
          </table:table-cell>
          <table:table-cell table:style-name="ce1" office:value-type="string" calcext:value-type="string">
            <text:p>B</text:p>
          </table:table-cell>
          <table:table-cell office:value-type="float" office:value="0.572806536761538" calcext:value-type="float">
            <text:p>0,572806536761538</text:p>
          </table:table-cell>
          <table:table-cell table:style-name="ce1" office:value-type="string" calcext:value-type="string">
            <text:p>C</text:p>
          </table:table-cell>
          <table:table-cell office:value-type="float" office:value="0.397183041435431" calcext:value-type="float">
            <text:p>0,397183041435431</text:p>
          </table:table-cell>
          <table:table-cell/>
          <table:table-cell office:value-type="string" calcext:value-type="string">
            <text:p>M0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315346436713129" calcext:value-type="float">
            <text:p>0,315346436713129</text:p>
          </table:table-cell>
          <table:table-cell table:style-name="ce1" office:value-type="string" calcext:value-type="string">
            <text:p>M</text:p>
          </table:table-cell>
          <table:table-cell office:value-type="float" office:value="0.0561053301634122" calcext:value-type="float">
            <text:p>0,0561053301634122</text:p>
          </table:table-cell>
          <table:table-cell table:style-name="ce1" office:value-type="string" calcext:value-type="string">
            <text:p>D</text:p>
          </table:table-cell>
          <table:table-cell office:value-type="float" office:value="0.628548233123459" calcext:value-type="float">
            <text:p>0,628548233123459</text:p>
          </table:table-cell>
          <table:table-cell/>
          <table:table-cell office:value-type="string" calcext:value-type="string">
            <text:p>I0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147767722204598" calcext:value-type="float">
            <text:p>0,147767722204598</text:p>
          </table:table-cell>
          <table:table-cell table:style-name="ce1" office:value-type="string" calcext:value-type="string">
            <text:p>B</text:p>
          </table:table-cell>
          <table:table-cell office:value-type="float" office:value="0.387052520067182" calcext:value-type="float">
            <text:p>0,387052520067182</text:p>
          </table:table-cell>
          <table:table-cell table:style-name="ce1" office:value-type="string" calcext:value-type="string">
            <text:p>C</text:p>
          </table:table-cell>
          <table:table-cell office:value-type="float" office:value="0.46517975772822" calcext:value-type="float">
            <text:p>0,46517975772822</text:p>
          </table:table-cell>
          <table:table-cell/>
          <table:table-cell office:value-type="string" calcext:value-type="string">
            <text:p>I0E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82023393327692" calcext:value-type="float">
            <text:p>0,482023393327692</text:p>
          </table:table-cell>
          <table:table-cell table:style-name="ce1" office:value-type="string" calcext:value-type="string">
            <text:p>M</text:p>
          </table:table-cell>
          <table:table-cell office:value-type="float" office:value="0.286230203369328" calcext:value-type="float">
            <text:p>0,286230203369328</text:p>
          </table:table-cell>
          <table:table-cell table:style-name="ce1" office:value-type="string" calcext:value-type="string">
            <text:p>D</text:p>
          </table:table-cell>
          <table:table-cell office:value-type="float" office:value="0.23174640330298" calcext:value-type="float">
            <text:p>0,23174640330298</text:p>
          </table:table-cell>
          <table:table-cell/>
          <table:table-cell office:value-type="string" calcext:value-type="string">
            <text:p>D1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492292770711188" calcext:value-type="float">
            <text:p>0,492292770711188</text:p>
          </table:table-cell>
          <table:table-cell table:style-name="ce1" office:value-type="string" calcext:value-type="string">
            <text:p>M</text:p>
          </table:table-cell>
          <table:table-cell office:value-type="float" office:value="0.176016248126809" calcext:value-type="float">
            <text:p>0,176016248126809</text:p>
          </table:table-cell>
          <table:table-cell table:style-name="ce1" office:value-type="string" calcext:value-type="string">
            <text:p>D</text:p>
          </table:table-cell>
          <table:table-cell office:value-type="float" office:value="0.331690981162003" calcext:value-type="float">
            <text:p>0,331690981162003</text:p>
          </table:table-cell>
          <table:table-cell/>
          <table:table-cell office:value-type="string" calcext:value-type="string">
            <text:p>M1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270675660812093" calcext:value-type="float">
            <text:p>0,270675660812093</text:p>
          </table:table-cell>
          <table:table-cell table:style-name="ce1" office:value-type="string" calcext:value-type="string">
            <text:p>B</text:p>
          </table:table-cell>
          <table:table-cell office:value-type="float" office:value="0.533298714738108" calcext:value-type="float">
            <text:p>0,533298714738108</text:p>
          </table:table-cell>
          <table:table-cell table:style-name="ce1" office:value-type="string" calcext:value-type="string">
            <text:p>C</text:p>
          </table:table-cell>
          <table:table-cell office:value-type="float" office:value="0.1960256244498" calcext:value-type="float">
            <text:p>0,1960256244498</text:p>
          </table:table-cell>
          <table:table-cell/>
          <table:table-cell office:value-type="string" calcext:value-type="string">
            <text:p>M1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0701744837732606" calcext:value-type="float">
            <text:p>0,0701744837732606</text:p>
          </table:table-cell>
          <table:table-cell table:style-name="ce1" office:value-type="string" calcext:value-type="string">
            <text:p>M</text:p>
          </table:table-cell>
          <table:table-cell office:value-type="float" office:value="0.443395830850911" calcext:value-type="float">
            <text:p>0,443395830850911</text:p>
          </table:table-cell>
          <table:table-cell table:style-name="ce1" office:value-type="string" calcext:value-type="string">
            <text:p>D</text:p>
          </table:table-cell>
          <table:table-cell office:value-type="float" office:value="0.486429685375828" calcext:value-type="float">
            <text:p>0,486429685375828</text:p>
          </table:table-cell>
          <table:table-cell/>
          <table:table-cell office:value-type="string" calcext:value-type="string">
            <text:p>I1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.0958912780677603" calcext:value-type="float">
            <text:p>0,0958912780677603</text:p>
          </table:table-cell>
          <table:table-cell table:style-name="ce1" office:value-type="string" calcext:value-type="string">
            <text:p>B</text:p>
          </table:table-cell>
          <table:table-cell office:value-type="float" office:value="0.535279825787763" calcext:value-type="float">
            <text:p>0,535279825787763</text:p>
          </table:table-cell>
          <table:table-cell table:style-name="ce1" office:value-type="string" calcext:value-type="string">
            <text:p>C</text:p>
          </table:table-cell>
          <table:table-cell office:value-type="float" office:value="0.368828896144476" calcext:value-type="float">
            <text:p>0,368828896144476</text:p>
          </table:table-cell>
          <table:table-cell/>
          <table:table-cell office:value-type="string" calcext:value-type="string">
            <text:p>I1E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.298938512480733" calcext:value-type="float">
            <text:p>0,298938512480733</text:p>
          </table:table-cell>
          <table:table-cell table:style-name="ce1" office:value-type="string" calcext:value-type="string">
            <text:p>M</text:p>
          </table:table-cell>
          <table:table-cell office:value-type="float" office:value="0.484175507306642" calcext:value-type="float">
            <text:p>0,484175507306642</text:p>
          </table:table-cell>
          <table:table-cell table:style-name="ce1" office:value-type="string" calcext:value-type="string">
            <text:p>D</text:p>
          </table:table-cell>
          <table:table-cell office:value-type="float" office:value="0.216885980212626" calcext:value-type="float">
            <text:p>0,216885980212626</text:p>
          </table:table-cell>
          <table:table-cell/>
          <table:table-cell office:value-type="string" calcext:value-type="string">
            <text:p>Pi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table:formula="of:=[.F16]*[.F4]" office:value-type="float" office:value="0.042529196331555" calcext:value-type="float">
            <text:p>0,04252919633155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formula="of:=[.I25]*[.F24]*[.B24]" office:value-type="float" office:value="0.042529196331555" calcext:value-type="float">
            <text:p>0,04252919633155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table:formula="of:=[.D24]+[.D26]+[.B26]" office:value-type="float" office:value="0.275589754482103" calcext:value-type="float">
            <text:p>0,275589754482103</text:p>
          </table:table-cell>
          <table:table-cell table:style-name="ce2" office:value-type="string" calcext:value-type="string">
            <text:p>d</text:p>
          </table:table-cell>
          <table:table-cell table:formula="of:=[.F16]" office:value-type="float" office:value="0.216885980212626" calcext:value-type="float">
            <text:p>0,216885980212626</text:p>
          </table:table-cell>
          <table:table-cell/>
          <table:table-cell table:style-name="ce3" table:formula="of:=[.I24]+[.I26]+[.G26]+[.D30]+[.D32]+[.B32]" office:value-type="float" office:value="0.392720472788741" calcext:value-type="float">
            <text:p>0,392720472788741</text:p>
          </table:table-cell>
          <table:table-cell/>
          <table:table-cell table:style-name="ce2" office:value-type="string" calcext:value-type="string">
            <text:p>d</text:p>
          </table:table-cell>
          <table:table-cell table:formula="of:=[.D25]*[.F4]" office:value-type="float" office:value="0.154320672811212" calcext:value-type="float">
            <text:p>0,1543206728112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table:formula="of:=[.D24]/[.B24]" office:value-type="float" office:value="0.786988546146082" calcext:value-type="float">
            <text:p>0,786988546146082</text:p>
          </table:table-cell>
          <table:table-cell table:number-columns-repeated="4"/>
          <table:table-cell table:style-name="ce4" table:formula="of:=[.I24]/[.$F$24]" office:value-type="float" office:value="0.392952961467398" calcext:value-type="float">
            <text:p>0,39295296146739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formula="of:=[.B16]*[.B8]" office:value-type="float" office:value="0.0441734630685087" calcext:value-type="float">
            <text:p>0,0441734630685087</text:p>
          </table:table-cell>
          <table:table-cell table:style-name="ce2" office:value-type="string" calcext:value-type="string">
            <text:p>m</text:p>
          </table:table-cell>
          <table:table-cell table:formula="of:=[.D16]*[.B6]" office:value-type="float" office:value="0.0145303112009685" calcext:value-type="float">
            <text:p>0,0145303112009685</text:p>
          </table:table-cell>
          <table:table-cell/>
          <table:table-cell table:style-name="ce2" office:value-type="string" calcext:value-type="string">
            <text:p>I</text:p>
          </table:table-cell>
          <table:table-cell table:formula="of:=[.D25]*[.B4]*[.B14]" office:value-type="float" office:value="0.031991093069086" calcext:value-type="float">
            <text:p>0,031991093069086</text:p>
          </table:table-cell>
          <table:table-cell table:style-name="ce2" office:value-type="string" calcext:value-type="string">
            <text:p>m</text:p>
          </table:table-cell>
          <table:table-cell table:formula="of:=[.D25]*[.D4]*[.B12]" office:value-type="float" office:value="0.0809454185916722" calcext:value-type="float">
            <text:p>0,0809454185916722</text:p>
          </table:table-cell>
          <table:table-cell table:number-columns-repeated="3"/>
        </table:table-row>
        <table:table-row table:style-name="ro1">
          <table:table-cell/>
          <table:table-cell table:style-name="ce4" table:formula="of:=[.B26]/[.B24]" office:value-type="float" office:value="0.160287029361889" calcext:value-type="float">
            <text:p>0,160287029361889</text:p>
          </table:table-cell>
          <table:table-cell/>
          <table:table-cell table:style-name="ce4" table:formula="of:=[.D26]/[.B24]" office:value-type="float" office:value="0.052724424492029" calcext:value-type="float">
            <text:p>0,052724424492029</text:p>
          </table:table-cell>
          <table:table-cell table:number-columns-repeated="2"/>
          <table:table-cell table:style-name="ce4" table:formula="of:=[.G26]/[.$F$24]" office:value-type="float" office:value="0.0814602122520239" calcext:value-type="float">
            <text:p>0,0814602122520239</text:p>
          </table:table-cell>
          <table:table-cell/>
          <table:table-cell table:style-name="ce4" table:formula="of:=[.I26]/[.$F$24]" office:value-type="float" office:value="0.206114588365796" calcext:value-type="float">
            <text:p>0,206114588365796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B</text:p>
          </table:table-cell>
          <table:table-cell/>
          <table:table-cell table:style-name="ce2" office:value-type="string" calcext:value-type="string">
            <text:p>d</text:p>
          </table:table-cell>
          <table:table-cell table:formula="of:=[.B27]*[.F7]" office:value-type="float" office:value="0.100748129098023" calcext:value-type="float">
            <text:p>0,10074812909802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 table:formula="of:=[.D30]/[.$F$24]" office:value-type="float" office:value="0.256539029866721" calcext:value-type="float">
            <text:p>0,25653902986672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formula="of:=[.B27]*[.B7]*[.D8]" office:value-type="float" office:value="0.0195639348343055" calcext:value-type="float">
            <text:p>0,0195639348343055</text:p>
          </table:table-cell>
          <table:table-cell table:style-name="ce2" office:value-type="string" calcext:value-type="string">
            <text:p>M</text:p>
          </table:table-cell>
          <table:table-cell table:formula="of:=[.B27]*[.D7]*[.D6]" office:value-type="float" office:value="0.00515122438444158" calcext:value-type="float">
            <text:p>0,00515122438444158</text:p>
          </table:table-cell>
          <table:table-cell table:number-columns-repeated="8"/>
        </table:table-row>
        <table:table-row table:style-name="ro1">
          <table:table-cell/>
          <table:table-cell table:style-name="ce4" table:formula="of:=[.B32]/[.$F$24]" office:value-type="float" office:value="0.0498164373641648" calcext:value-type="float">
            <text:p>0,0498164373641648</text:p>
          </table:table-cell>
          <table:table-cell/>
          <table:table-cell table:style-name="ce4" table:formula="of:=[.D32]/[.$F$24]" office:value-type="float" office:value="0.0131167706838971" calcext:value-type="float">
            <text:p>0,0131167706838971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formula="of:=[.B16]*[.B8]*[.D7]*[.D6]" office:value-type="float" office:value="0.00141962466339048" calcext:value-type="float">
            <text:p>0,0014196246633904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3]*[.F24]*[.B24]" office:value-type="float" office:value="0.00141962466339047" calcext:value-type="float">
            <text:p>0,00141962466339047</text:p>
          </table:table-cell>
          <table:table-cell table:number-columns-repeated="8"/>
        </table:table-row>
      </table:table>
      <table:table table:name="Feuille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8938512480733" calcext:value-type="float">
            <text:p>0,298938512480733</text:p>
          </table:table-cell>
          <table:table-cell office:value-type="float" office:value="0.484175507306642" calcext:value-type="float">
            <text:p>0,484175507306642</text:p>
          </table:table-cell>
          <table:table-cell office:value-type="float" office:value="0.216885980212626" calcext:value-type="float">
            <text:p>0,2168859802126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style-name="ce11" table:formula="of:=[.D2]" office:value-type="float" office:value="0.216885980212626" calcext:value-type="float">
            <text:p>0,216885980212626</text:p>
          </table:table-cell>
          <table:table-cell table:style-name="ce11" table:formula="of:=[.G3]*[.D27]" office:value-type="float" office:value="0.0425291963315548" calcext:value-type="float">
            <text:p>0,0425291963315548</text:p>
          </table:table-cell>
          <table:table-cell table:style-name="ce11" table:formula="of:=[.H3]*[.D28]" office:value-type="float" office:value="0.00985598828520412" calcext:value-type="float">
            <text:p>0,00985598828520412</text:p>
          </table:table-cell>
          <table:table-cell table:style-name="ce11" table:formula="of:=[.I3]*[.D29]" office:value-type="float" office:value="0.00420095794885447" calcext:value-type="float">
            <text:p>0,00420095794885447</text:p>
          </table:table-cell>
          <table:table-cell table:style-name="ce11" table:formula="of:=[.J3]*[.D30]" office:value-type="float" office:value="0.000243287994085222" calcext:value-type="float">
            <text:p>0,000243287994085222</text:p>
          </table:table-cell>
          <table:table-cell table:style-name="ce11" table:formula="of:=[.K3]*[.D31]" office:value-type="float" office:value="0.0000504156375890046" calcext:value-type="float">
            <text:p>5,04156375890046E-05</text:p>
          </table:table-cell>
        </table:table-row>
        <table:table-row table:style-name="ro1">
          <table:table-cell office:value-type="string" calcext:value-type="string">
            <text:p>I0</text:p>
          </table:table-cell>
          <table:table-cell office:value-type="float" office:value="0.147767722204598" calcext:value-type="float">
            <text:p>0,147767722204598</text:p>
          </table:table-cell>
          <table:table-cell office:value-type="float" office:value="0.387052520067182" calcext:value-type="float">
            <text:p>0,387052520067182</text:p>
          </table:table-cell>
          <table:table-cell office:value-type="float" office:value="0.46517975772822" calcext:value-type="float">
            <text:p>0,46517975772822</text:p>
          </table:table-cell>
          <table:table-cell table:number-columns-repeated="2"/>
          <table:table-cell table:style-name="ce12" table:formula="of:=[.B2]*[.B4]" office:value-type="float" office:value="0.0441734630685087" calcext:value-type="float">
            <text:p>0,0441734630685087</text:p>
          </table:table-cell>
          <table:table-cell table:style-name="ce12" table:formula="of:=[.G3]*[.B27]*[.B5]" office:value-type="float" office:value="0.00881641748452352" calcext:value-type="float">
            <text:p>0,00881641748452352</text:p>
          </table:table-cell>
          <table:table-cell table:style-name="ce12" table:formula="of:=[.H3]*[.B28]*[.B6]" office:value-type="float" office:value="0.0111318316176116" calcext:value-type="float">
            <text:p>0,0111318316176116</text:p>
          </table:table-cell>
          <table:table-cell table:formula="of:=[.I4]*[.B29]*[.B7]" office:value-type="float" office:value="0.00051403365811844" calcext:value-type="float">
            <text:p>0,00051403365811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0.0958912780677603" calcext:value-type="float">
            <text:p>0,0958912780677603</text:p>
          </table:table-cell>
          <table:table-cell office:value-type="float" office:value="0.535279825787763" calcext:value-type="float">
            <text:p>0,535279825787763</text:p>
          </table:table-cell>
          <table:table-cell office:value-type="float" office:value="0.368828896144476" calcext:value-type="float">
            <text:p>0,368828896144476</text:p>
          </table:table-cell>
          <table:table-cell table:number-columns-repeated="2"/>
          <table:table-cell table:style-name="ce13" table:formula="of:=[.C2]*[.B12]" office:value-type="float" office:value="0.0145303112009685" calcext:value-type="float">
            <text:p>0,0145303112009685</text:p>
          </table:table-cell>
          <table:table-cell table:style-name="ce13" table:formula="of:=[.G3]*[.C27]*[.B13]" office:value-type="float" office:value="0.02230772803613" calcext:value-type="float">
            <text:p>0,02230772803613</text:p>
          </table:table-cell>
          <table:table-cell table:style-name="ce13" table:formula="of:=[.H3]*[.C28]*[.B14]" office:value-type="float" office:value="0.00228345292143789" calcext:value-type="float">
            <text:p>0,00228345292143789</text:p>
          </table:table-cell>
          <table:table-cell table:formula="of:=[.I4]*[.C29]*[.B15]" office:value-type="float" office:value="0.0002026949712218" calcext:value-type="float">
            <text:p>0,0002026949712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0.543014387667269" calcext:value-type="float">
            <text:p>0,543014387667269</text:p>
          </table:table-cell>
          <table:table-cell office:value-type="float" office:value="0.182328990637285" calcext:value-type="float">
            <text:p>0,182328990637285</text:p>
          </table:table-cell>
          <table:table-cell office:value-type="float" office:value="0.274656621695446" calcext:value-type="float">
            <text:p>0,274656621695446</text:p>
          </table:table-cell>
          <table:table-cell/>
          <table:table-cell office:value-type="string" calcext:value-type="string">
            <text:p>B</text:p>
          </table:table-cell>
          <table:table-cell table:style-name="ce11" table:formula="of:=[.G4]*[.D34]" office:value-type="float" office:value="0.0277651521626555" calcext:value-type="float">
            <text:p>0,0277651521626555</text:p>
          </table:table-cell>
          <table:table-cell table:style-name="ce11" table:formula="of:=[.G6]*[.D27]+[.G5]*[.D20]+[.H4]*[.D35]" office:value-type="float" office:value="0.0195692377970198" calcext:value-type="float">
            <text:p>0,0195692377970198</text:p>
          </table:table-cell>
          <table:table-cell table:style-name="ce11" table:formula="of:=[.I4]*[.D36]+[.H6]*[.D28]+[.H5]*[.D21]" office:value-type="float" office:value="0.0147291550089579" calcext:value-type="float">
            <text:p>0,0147291550089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0.0881194399622626" calcext:value-type="float">
            <text:p>0,0881194399622626</text:p>
          </table:table-cell>
          <table:table-cell office:value-type="float" office:value="0.59258154250151" calcext:value-type="float">
            <text:p>0,59258154250151</text:p>
          </table:table-cell>
          <table:table-cell office:value-type="float" office:value="0.319299017536227" calcext:value-type="float">
            <text:p>0,319299017536227</text:p>
          </table:table-cell>
          <table:table-cell table:number-columns-repeated="2"/>
          <table:table-cell table:style-name="ce12" table:formula="of:=[.G4]*[.B34]*[.C4]" office:value-type="float" office:value="0.00539161999769011" calcext:value-type="float">
            <text:p>0,00539161999769011</text:p>
          </table:table-cell>
          <table:table-cell table:style-name="ce12" table:formula="of:=([.G7]*[.B27]+[.G6]*[.B20]+[.H5]*[.B35])*[.C5]" office:value-type="float" office:value="0.00382091744130358" calcext:value-type="float">
            <text:p>0,00382091744130358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0.608285815431385" calcext:value-type="float">
            <text:p>0,608285815431385</text:p>
          </table:table-cell>
          <table:table-cell office:value-type="float" office:value="0.2947553013454" calcext:value-type="float">
            <text:p>0,2947553013454</text:p>
          </table:table-cell>
          <table:table-cell office:value-type="float" office:value="0.0969588832232153" calcext:value-type="float">
            <text:p>0,0969588832232153</text:p>
          </table:table-cell>
          <table:table-cell table:number-columns-repeated="2"/>
          <table:table-cell table:style-name="ce13" table:formula="of:=[.G4]*[.C34]*[.C12]" office:value-type="float" office:value="0.00141962466339048" calcext:value-type="float">
            <text:p>0,00141962466339048</text:p>
          </table:table-cell>
          <table:table-cell table:style-name="ce13" table:formula="of:=[.C13]*([.G6]*[.C27]+[.G5]*[.C20]+[.H4]*[.C35])" office:value-type="float" office:value="0.0092972973826565" calcext:value-type="float">
            <text:p>0,0092972973826565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0.225406518529545" calcext:value-type="float">
            <text:p>0,225406518529545</text:p>
          </table:table-cell>
          <table:table-cell office:value-type="float" office:value="0.618407840627229" calcext:value-type="float">
            <text:p>0,618407840627229</text:p>
          </table:table-cell>
          <table:table-cell office:value-type="float" office:value="0.156185640843225" calcext:value-type="float">
            <text:p>0,156185640843225</text:p>
          </table:table-cell>
          <table:table-cell/>
          <table:table-cell office:value-type="string" calcext:value-type="string">
            <text:p>C</text:p>
          </table:table-cell>
          <table:table-cell table:style-name="ce11" table:formula="of:=[.G7]*[.D34]" office:value-type="float" office:value="0.00338889322322123" calcext:value-type="float">
            <text:p>0,00338889322322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6</text:p>
          </table:table-cell>
          <table:table-cell office:value-type="float" office:value="0.0406010289591325" calcext:value-type="float">
            <text:p>0,0406010289591325</text:p>
          </table:table-cell>
          <table:table-cell office:value-type="float" office:value="0.862877328781206" calcext:value-type="float">
            <text:p>0,862877328781206</text:p>
          </table:table-cell>
          <table:table-cell office:value-type="float" office:value="0.0965216422596615" calcext:value-type="float">
            <text:p>0,0965216422596615</text:p>
          </table:table-cell>
          <table:table-cell table:number-columns-repeated="2"/>
          <table:table-cell table:style-name="ce12" table:formula="of:=[.G7]*[.B34]*[.D4]" office:value-type="float" office:value="0.000790911720938501" calcext:value-type="float">
            <text:p>0,000790911720938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13" table:formula="of:=[.G7]*[.C34]*[.D12]" office:value-type="float" office:value="0.000120147321955802" calcext:value-type="float">
            <text:p>0,0001201473219558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</text:p>
          </table:table-cell>
          <table:table-cell office:value-type="float" office:value="0.0300104218030302" calcext:value-type="float">
            <text:p>0,0300104218030302</text:p>
          </table:table-cell>
          <table:table-cell office:value-type="float" office:value="0.572806536761538" calcext:value-type="float">
            <text:p>0,572806536761538</text:p>
          </table:table-cell>
          <table:table-cell office:value-type="float" office:value="0.397183041435431" calcext:value-type="float">
            <text:p>0,397183041435431</text:p>
          </table:table-cell>
          <table:table-cell table:number-columns-repeated="2"/>
          <table:table-cell table:formula="of:=[.G10]*[.D34]" office:value-type="float" office:value="0.000497126164752529" calcext:value-type="float">
            <text:p>0,000497126164752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270675660812093" calcext:value-type="float">
            <text:p>0,270675660812093</text:p>
          </table:table-cell>
          <table:table-cell office:value-type="float" office:value="0.533298714738108" calcext:value-type="float">
            <text:p>0,533298714738108</text:p>
          </table:table-cell>
          <table:table-cell office:value-type="float" office:value="0.1960256244498" calcext:value-type="float">
            <text:p>0,196025624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187581250590396" calcext:value-type="float">
            <text:p>0,187581250590396</text:p>
          </table:table-cell>
          <table:table-cell office:value-type="float" office:value="0.109331287667285" calcext:value-type="float">
            <text:p>0,109331287667285</text:p>
          </table:table-cell>
          <table:table-cell office:value-type="float" office:value="0.703087461742319" calcext:value-type="float">
            <text:p>0,7030874617423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0.366079130451291" calcext:value-type="float">
            <text:p>0,366079130451291</text:p>
          </table:table-cell>
          <table:table-cell office:value-type="float" office:value="0.250736662044095" calcext:value-type="float">
            <text:p>0,250736662044095</text:p>
          </table:table-cell>
          <table:table-cell office:value-type="float" office:value="0.383184207504613" calcext:value-type="float">
            <text:p>0,3831842075046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0.325783436642391" calcext:value-type="float">
            <text:p>0,325783436642391</text:p>
          </table:table-cell>
          <table:table-cell office:value-type="float" office:value="0.270639748152315" calcext:value-type="float">
            <text:p>0,270639748152315</text:p>
          </table:table-cell>
          <table:table-cell office:value-type="float" office:value="0.403576815205294" calcext:value-type="float">
            <text:p>0,403576815205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0.236318586245693" calcext:value-type="float">
            <text:p>0,236318586245693</text:p>
          </table:table-cell>
          <table:table-cell office:value-type="float" office:value="0.104656234348825" calcext:value-type="float">
            <text:p>0,104656234348825</text:p>
          </table:table-cell>
          <table:table-cell office:value-type="float" office:value="0.659025179405482" calcext:value-type="float">
            <text:p>0,6590251794054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0.596810755604667" calcext:value-type="float">
            <text:p>0,596810755604667</text:p>
          </table:table-cell>
          <table:table-cell office:value-type="float" office:value="0.340763169082254" calcext:value-type="float">
            <text:p>0,340763169082254</text:p>
          </table:table-cell>
          <table:table-cell office:value-type="float" office:value="0.062426075313079" calcext:value-type="float">
            <text:p>0,062426075313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0</text:p>
          </table:table-cell>
          <table:table-cell office:value-type="float" office:value="0.118390552976549" calcext:value-type="float">
            <text:p>0,118390552976549</text:p>
          </table:table-cell>
          <table:table-cell office:value-type="float" office:value="0.204666010818519" calcext:value-type="float">
            <text:p>0,204666010818519</text:p>
          </table:table-cell>
          <table:table-cell office:value-type="float" office:value="0.676943436204932" calcext:value-type="float">
            <text:p>0,6769434362049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492292770711188" calcext:value-type="float">
            <text:p>0,492292770711188</text:p>
          </table:table-cell>
          <table:table-cell office:value-type="float" office:value="0.176016248126809" calcext:value-type="float">
            <text:p>0,176016248126809</text:p>
          </table:table-cell>
          <table:table-cell office:value-type="float" office:value="0.331690981162003" calcext:value-type="float">
            <text:p>0,3316909811620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385798702489502" calcext:value-type="float">
            <text:p>0,385798702489502</text:p>
          </table:table-cell>
          <table:table-cell office:value-type="float" office:value="0.123293413762018" calcext:value-type="float">
            <text:p>0,123293413762018</text:p>
          </table:table-cell>
          <table:table-cell office:value-type="float" office:value="0.490907883748479" calcext:value-type="float">
            <text:p>0,490907883748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0.589920992655163" calcext:value-type="float">
            <text:p>0,589920992655163</text:p>
          </table:table-cell>
          <table:table-cell office:value-type="float" office:value="0.260480625958706" calcext:value-type="float">
            <text:p>0,260480625958706</text:p>
          </table:table-cell>
          <table:table-cell office:value-type="float" office:value="0.149598381386131" calcext:value-type="float">
            <text:p>0,149598381386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0.536754596624958" calcext:value-type="float">
            <text:p>0,536754596624958</text:p>
          </table:table-cell>
          <table:table-cell office:value-type="float" office:value="0.170619583032214" calcext:value-type="float">
            <text:p>0,170619583032214</text:p>
          </table:table-cell>
          <table:table-cell office:value-type="float" office:value="0.292625820342828" calcext:value-type="float">
            <text:p>0,292625820342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0.423917710072938" calcext:value-type="float">
            <text:p>0,423917710072938</text:p>
          </table:table-cell>
          <table:table-cell office:value-type="float" office:value="0.379992177095144" calcext:value-type="float">
            <text:p>0,379992177095144</text:p>
          </table:table-cell>
          <table:table-cell office:value-type="float" office:value="0.196090112831918" calcext:value-type="float">
            <text:p>0,1960901128319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482023393327692" calcext:value-type="float">
            <text:p>0,482023393327692</text:p>
          </table:table-cell>
          <table:table-cell office:value-type="float" office:value="0.286230203369328" calcext:value-type="float">
            <text:p>0,286230203369328</text:p>
          </table:table-cell>
          <table:table-cell office:value-type="float" office:value="0.23174640330298" calcext:value-type="float">
            <text:p>0,23174640330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524026439928955" calcext:value-type="float">
            <text:p>0,524026439928955</text:p>
          </table:table-cell>
          <table:table-cell office:value-type="float" office:value="0.0497394953288037" calcext:value-type="float">
            <text:p>0,0497394953288037</text:p>
          </table:table-cell>
          <table:table-cell office:value-type="float" office:value="0.426234064742242" calcext:value-type="float">
            <text:p>0,426234064742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0.347920164726317" calcext:value-type="float">
            <text:p>0,347920164726317</text:p>
          </table:table-cell>
          <table:table-cell office:value-type="float" office:value="0.594167331257411" calcext:value-type="float">
            <text:p>0,594167331257411</text:p>
          </table:table-cell>
          <table:table-cell office:value-type="float" office:value="0.0579125040162715" calcext:value-type="float">
            <text:p>0,0579125040162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0.536305526007672" calcext:value-type="float">
            <text:p>0,536305526007672</text:p>
          </table:table-cell>
          <table:table-cell office:value-type="float" office:value="0.25646831070149" calcext:value-type="float">
            <text:p>0,25646831070149</text:p>
          </table:table-cell>
          <table:table-cell office:value-type="float" office:value="0.207226163290838" calcext:value-type="float">
            <text:p>0,207226163290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0</text:p>
          </table:table-cell>
          <table:table-cell office:value-type="float" office:value="0.315346436713129" calcext:value-type="float">
            <text:p>0,315346436713129</text:p>
          </table:table-cell>
          <table:table-cell office:value-type="float" office:value="0.0561053301634122" calcext:value-type="float">
            <text:p>0,0561053301634122</text:p>
          </table:table-cell>
          <table:table-cell office:value-type="float" office:value="0.628548233123459" calcext:value-type="float">
            <text:p>0,628548233123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0.0701744837732606" calcext:value-type="float">
            <text:p>0,0701744837732606</text:p>
          </table:table-cell>
          <table:table-cell office:value-type="float" office:value="0.443395830850911" calcext:value-type="float">
            <text:p>0,443395830850911</text:p>
          </table:table-cell>
          <table:table-cell office:value-type="float" office:value="0.486429685375828" calcext:value-type="float">
            <text:p>0,486429685375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0.240800975163104" calcext:value-type="float">
            <text:p>0,240800975163104</text:p>
          </table:table-cell>
          <table:table-cell office:value-type="float" office:value="0.508136807016679" calcext:value-type="float">
            <text:p>0,508136807016679</text:p>
          </table:table-cell>
          <table:table-cell office:value-type="float" office:value="0.251062217820217" calcext:value-type="float">
            <text:p>0,2510622178202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0.538601326234456" calcext:value-type="float">
            <text:p>0,538601326234456</text:p>
          </table:table-cell>
          <table:table-cell office:value-type="float" office:value="0.157220278780121" calcext:value-type="float">
            <text:p>0,157220278780121</text:p>
          </table:table-cell>
          <table:table-cell office:value-type="float" office:value="0.304178394985423" calcext:value-type="float">
            <text:p>0,304178394985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0.575817817679279" calcext:value-type="float">
            <text:p>0,575817817679279</text:p>
          </table:table-cell>
          <table:table-cell office:value-type="float" office:value="0.377841996612573" calcext:value-type="float">
            <text:p>0,377841996612573</text:p>
          </table:table-cell>
          <table:table-cell office:value-type="float" office:value="0.0463401857081471" calcext:value-type="float">
            <text:p>0,0463401857081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0.0236795036030945" calcext:value-type="float">
            <text:p>0,0236795036030945</text:p>
          </table:table-cell>
          <table:table-cell office:value-type="float" office:value="0.663379045313939" calcext:value-type="float">
            <text:p>0,663379045313939</text:p>
          </table:table-cell>
          <table:table-cell office:value-type="float" office:value="0.312941451082966" calcext:value-type="float">
            <text:p>0,3129414510829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Liberation Sans2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2" style:font-family-asian="'Liberation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09:28:15.6732424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4:02:17.534831900</meta:creation-date>
    <dc:date>2025-03-05T09:51:25.245213803</dc:date>
    <meta:editing-duration>PT27M36S</meta:editing-duration>
    <meta:editing-cycles>4</meta:editing-cycles>
    <meta:generator>LibreOffice/24.2.7.2$Linux_X86_64 LibreOffice_project/420$Build-2</meta:generator>
    <meta:document-statistic meta:table-count="2" meta:cell-count="306" meta:object-count="0"/>
  </office:meta>
</office:document-meta>
</file>